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55982" style:font-size-asian="12pt" style:font-size-complex="12pt"/>
    </style:style>
    <style:style style:name="P5" style:family="paragraph" style:parent-style-name="Standard">
      <style:text-properties style:font-name="Calibri" fo:font-size="12pt" officeooo:paragraph-rsid="00255982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10" style:family="paragraph" style:parent-style-name="Titulo">
      <style:text-properties fo:font-variant="normal" fo:text-transform="none"/>
    </style:style>
    <style:style style:name="P1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55982" style:text-blinking="false" fo:background-color="transparent" loext:padding="0cm" loext:border="non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55982" style:font-size-asian="24pt" style:font-weight-asian="bold" style:font-size-complex="24pt" style:font-weight-complex="bold"/>
    </style:style>
    <style:style style:name="P13" style:family="paragraph" style:parent-style-name="Text_20_body">
      <style:text-properties fo:color="#336633" loext:opacity="100%" fo:font-size="14pt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55982"/>
    </style:style>
    <style:style style:name="P16" style:family="paragraph" style:parent-style-name="Standard">
      <style:text-properties officeooo:paragraph-rsid="00255982"/>
    </style:style>
    <style:style style:name="P17" style:family="paragraph" style:parent-style-name="Standard" style:master-page-name="First_20_Page">
      <style:paragraph-properties style:page-number="auto"/>
      <style:text-properties officeooo:paragraph-rsid="00255982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1d0c23" officeooo:paragraph-rsid="001d0c23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74b80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55982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1d0c23"/>
    </style:style>
    <style:style style:name="T14" style:family="text">
      <style:text-properties officeooo:rsid="0020e484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6"/>
          <text:p text:style-name="P6"><text:user-field-get text:name="Modulo">Computer Systems</text:user-field-get></text:p>
          <text:p text:style-name="P6">CFGS DAW</text:p>
        </draw:text-box>
      </draw:frame>
      <text:p text:style-name="P17"/>
      <text:p text:style-name="P16"/>
      <text:p text:style-name="P16"/>
      <text:p text:style-name="P16"/>
      <text:p text:style-name="P12"><text:span text:style-name="T7">Computer Systems – </text:span><text:span text:style-name="T8">Activities 1</text:span><text:span text:style-name="T9"><text:line-break/></text:span><text:span text:style-name="T10">UD 0</text:span><text:span text:style-name="T11">9</text:span><text:span text:style-name="T10">. </text:span><text:span text:style-name="T15"><text:user-field-get text:name="Tema">Disk Images</text:user-field-get></text:span></text:p>
      <text:p text:style-name="P1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8">Sergio García / Alfredo Oltra</text:p>
      <text:p text:style-name="P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15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9">20<text:span text:style-name="T17">22</text:span>/20<text:span text:style-name="T18">2</text:span><text:span text:style-name="T17">3</text:span></text:p>
      <text:p text:style-name="P4"><text:tab/><text:tab/><text:tab/><text:tab/><text:tab/><text:tab/><text:tab/><text:tab/><text:tab/><text:tab/>Versión:<text:date style:data-style-name="N105" text:date-value="2022-07-25T16:30:46.678000059">220725</text:date>.<text:time style:data-style-name="N104" text:time-value="2022-07-25T16:30:46.678000059">1630</text:time></text:p>
      <text:p text:style-name="P5"/>
      <text:p text:style-name="P5"/>
      <text:p text:style-name="Standard"/>
      <text:p text:style-name="P18"/>
      <text:p text:style-name="P13">Licencia</text:p>
      <text:p text:style-name="Standard"/>
      <text:p text:style-name="P3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3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4"><text:span text:style-name="T4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Text_20_body"/>
      <text:p text:style-name="P14"><text:span text:style-name="T4"> </text:span>Atención. Hace referencia a un tipo de actividad donde los alumnos suelen cometer equivocaciones. </text:p>
      <text:p text:style-name="P14"/>
      <text:p text:style-name="P14"/>
      <text:h text:style-name="Heading_20_1" text:outline-level="1" text:is-list-header="true"/>
      <text:p text:style-name="Standard"/>
      <text:p text:style-name="Standard"/>
      <text:p text:style-name="Standard"/>
      <text:p text:style-name="P19"/>
      <text:p text:style-name="Titulo">UD0<text:user-field-get text:name="NumeroTema">9</text:user-field-get>. <text:user-field-get text:name="Tema">Disk Images</text:user-field-get></text:p>
      <text:p text:style-name="P10">Activities</text:p>
      <text:p text:style-name="Titulo"/>
      <text:list xml:id="list323737642" text:style-name="L1">
        <text:list-item>
          <text:p text:style-name="P20">Using DRBL (or CloneZilla) create an image of the main partition of your hard disk. Save it in an external hard disk. <text:span text:style-name="T13">Share in forum your problems or if you have success without any problem.</text:span></text:p>
        </text:list-item>
        <text:list-item>
          <text:p text:style-name="P20">Using DRBL (or ClonZilla) restore your image in a Virtual Machine. Note that you will need a virtual disk of at least the size of your partition. You can follow this video as a reference</text:p>
          <text:list>
            <text:list-header>
              <text:p text:style-name="P20"><text:a xlink:type="simple" xlink:href="https://www.youtube.com/watch?v=ainjV3X6wqQ" text:style-name="Internet_20_link" text:visited-style-name="Visited_20_Internet_20_Link">https://www.youtube.com/watch?v=ainjV3X6wqQ</text:a></text:p>
            </text:list-header>
          </text:list>
          <text:p text:style-name="P21">Share in forum your problems or if you have success without any proble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74b80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</text:span><text:span text:style-name="MT2">AM/DAW</text:span><text:span text:style-name="MT1"><text:tab/><text:tab/></text:span><text:span text:style-name="MT1"><text:user-field-get text:name="NumeroTema">9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3H56M47S</meta:editing-duration>
    <meta:editing-cycles>21</meta:editing-cycles>
    <meta:generator>LibreOffice/7.3.2.2$Windows_X86_64 LibreOffice_project/49f2b1bff42cfccbd8f788c8dc32c1c309559be0</meta:generator>
    <meta:initial-creator>Alfredo Oltra Orengo</meta:initial-creator>
    <dc:date>2022-07-25T16:30:46.543000000</dc:date>
    <meta:document-statistic meta:table-count="0" meta:image-count="2" meta:object-count="0" meta:page-count="3" meta:paragraph-count="25" meta:word-count="243" meta:character-count="1554" meta:non-whitespace-character-count="1317"/>
  </office:meta>
</office:document-meta>
</file>